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5.1673in"/>
    </style:style>
    <style:style style:name="co3" style:family="table-column">
      <style:table-column-properties fo:break-before="auto" style:column-width="2.055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cer, acid, acri </text:p>
          </table:table-cell>
          <table:table-cell office:value-type="string">
            <text:p>acerbic, acidity, acrid, acrimony </text:p>
          </table:table-cell>
          <table:table-cell office:value-type="string">
            <text:p>bitter, sour, sharp </text:p>
          </table:table-cell>
        </table:table-row>
        <table:table-row table:style-name="ro1">
          <table:table-cell office:value-type="string">
            <text:p>acu </text:p>
          </table:table-cell>
          <table:table-cell office:value-type="string">
            <text:p>acute, acupuncture, accurate </text:p>
          </table:table-cell>
          <table:table-cell office:value-type="string">
            <text:p>sharp </text:p>
          </table:table-cell>
        </table:table-row>
        <table:table-row table:style-name="ro1">
          <table:table-cell office:value-type="string">
            <text:p>ag, agi, ig, act </text:p>
          </table:table-cell>
          <table:table-cell office:value-type="string">
            <text:p>agent, agenda, agitate, navigate, ambiguous, action </text:p>
          </table:table-cell>
          <table:table-cell office:value-type="string">
            <text:p>do, move, go </text:p>
          </table:table-cell>
        </table:table-row>
        <table:table-row table:style-name="ro1">
          <table:table-cell office:value-type="string">
            <text:p>ali, allo, alter </text:p>
          </table:table-cell>
          <table:table-cell office:value-type="string">
            <text:p>alias, alibi, alien, alloy, alter, alter ego, altruism </text:p>
          </table:table-cell>
          <table:table-cell office:value-type="string">
            <text:p>other </text:p>
          </table:table-cell>
        </table:table-row>
        <table:table-row table:style-name="ro1">
          <table:table-cell office:value-type="string">
            <text:p>alt(us) </text:p>
          </table:table-cell>
          <table:table-cell office:value-type="string">
            <text:p>altimeter, altitude </text:p>
          </table:table-cell>
          <table:table-cell office:value-type="string">
            <text:p>high, deep </text:p>
          </table:table-cell>
        </table:table-row>
        <table:table-row table:style-name="ro1">
          <table:table-cell office:value-type="string">
            <text:p>am, amor </text:p>
          </table:table-cell>
          <table:table-cell office:value-type="string">
            <text:p>amiable, amorous, enamoured </text:p>
          </table:table-cell>
          <table:table-cell office:value-type="string">
            <text:p>love, liking </text:p>
          </table:table-cell>
        </table:table-row>
        <table:table-row table:style-name="ro1">
          <table:table-cell office:value-type="string">
            <text:p>Anni, annu, enni </text:p>
          </table:table-cell>
          <table:table-cell office:value-type="string">
            <text:p>anniversary, annually, centennial </text:p>
          </table:table-cell>
          <table:table-cell office:value-type="string">
            <text:p>year </text:p>
          </table:table-cell>
        </table:table-row>
        <table:table-row table:style-name="ro1">
          <table:table-cell office:value-type="string">
            <text:p>anthrop </text:p>
          </table:table-cell>
          <table:table-cell office:value-type="string">
            <text:p>anthropology, misanthrope, philanthropy </text:p>
          </table:table-cell>
          <table:table-cell office:value-type="string">
            <text:p>man </text:p>
          </table:table-cell>
        </table:table-row>
        <table:table-row table:style-name="ro1">
          <table:table-cell office:value-type="string">
            <text:p>anti(co) </text:p>
          </table:table-cell>
          <table:table-cell office:value-type="string">
            <text:p>antique, antiquated, antiquity </text:p>
          </table:table-cell>
          <table:table-cell office:value-type="string">
            <text:p>old </text:p>
          </table:table-cell>
        </table:table-row>
        <table:table-row table:style-name="ro1">
          <table:table-cell office:value-type="string">
            <text:p>arch </text:p>
          </table:table-cell>
          <table:table-cell office:value-type="string">
            <text:p>archangel, architect, archaic, monarchy, matriarchy, patriarchy, Archeozoic era </text:p>
          </table:table-cell>
          <table:table-cell office:value-type="string">
            <text:p>chief, first, rule </text:p>
          </table:table-cell>
        </table:table-row>
        <table:table-row table:style-name="ro1">
          <table:table-cell office:value-type="string">
            <text:p>aster, astr </text:p>
          </table:table-cell>
          <table:table-cell office:value-type="string">
            <text:p>aster, asterisk, asteroid, astronomy, astronaut </text:p>
          </table:table-cell>
          <table:table-cell office:value-type="string">
            <text:p>star </text:p>
          </table:table-cell>
        </table:table-row>
        <table:table-row table:style-name="ro1">
          <table:table-cell office:value-type="string">
            <text:p>aud, aus </text:p>
          </table:table-cell>
          <table:table-cell office:value-type="string">
            <text:p>audiology, auditorium, audio, audition, ausculate </text:p>
          </table:table-cell>
          <table:table-cell office:value-type="string">
            <text:p>hear, listen </text:p>
          </table:table-cell>
        </table:table-row>
        <table:table-row table:style-name="ro1">
          <table:table-cell office:value-type="string">
            <text:p>aug, auc </text:p>
          </table:table-cell>
          <table:table-cell office:value-type="string">
            <text:p>augur, augment, auction </text:p>
          </table:table-cell>
          <table:table-cell office:value-type="string">
            <text:p>increase </text:p>
          </table:table-cell>
        </table:table-row>
        <table:table-row table:style-name="ro1">
          <table:table-cell office:value-type="string">
            <text:p>auto, aut </text:p>
          </table:table-cell>
          <table:table-cell office:value-type="string">
            <text:p>automobile, autograph, automatic </text:p>
          </table:table-cell>
          <table:table-cell office:value-type="string">
            <text:p>self </text:p>
          </table:table-cell>
        </table:table-row>
        <table:table-row table:style-name="ro1">
          <table:table-cell office:value-type="string">
            <text:p>belli </text:p>
          </table:table-cell>
          <table:table-cell office:value-type="string">
            <text:p>rebellion, belligerent, casus belli, bellicose </text:p>
          </table:table-cell>
          <table:table-cell office:value-type="string">
            <text:p>war </text:p>
          </table:table-cell>
        </table:table-row>
        <table:table-row table:style-name="ro1">
          <table:table-cell office:value-type="string">
            <text:p>bibl </text:p>
          </table:table-cell>
          <table:table-cell office:value-type="string">
            <text:p>Bible, bibliography, bibliomania </text:p>
          </table:table-cell>
          <table:table-cell office:value-type="string">
            <text:p>book </text:p>
          </table:table-cell>
        </table:table-row>
        <table:table-row table:style-name="ro1">
          <table:table-cell office:value-type="string">
            <text:p>bio </text:p>
          </table:table-cell>
          <table:table-cell office:value-type="string">
            <text:p>biology, biometrics, biome, biosphere </text:p>
          </table:table-cell>
          <table:table-cell office:value-type="string">
            <text:p>life </text:p>
          </table:table-cell>
        </table:table-row>
        <table:table-row table:style-name="ro1">
          <table:table-cell office:value-type="string">
            <text:p>brev </text:p>
          </table:table-cell>
          <table:table-cell office:value-type="string">
            <text:p>abbreviate, brief </text:p>
          </table:table-cell>
          <table:table-cell office:value-type="string">
            <text:p>short </text:p>
          </table:table-cell>
        </table:table-row>
        <table:table-row table:style-name="ro1">
          <table:table-cell office:value-type="string">
            <text:p>cad, cas </text:p>
          </table:table-cell>
          <table:table-cell office:value-type="string">
            <text:p>cadaver, cadence, cascade </text:p>
          </table:table-cell>
          <table:table-cell office:value-type="string">
            <text:p>to fall </text:p>
          </table:table-cell>
        </table:table-row>
        <table:table-row table:style-name="ro1">
          <table:table-cell office:value-type="string">
            <text:p>calor </text:p>
          </table:table-cell>
          <table:table-cell office:value-type="string">
            <text:p>calorie, caloric, calorimeter </text:p>
          </table:table-cell>
          <table:table-cell office:value-type="string">
            <text:p>heat </text:p>
          </table:table-cell>
        </table:table-row>
        <table:table-row table:style-name="ro1">
          <table:table-cell office:value-type="string">
            <text:p>cap, cip, cept </text:p>
          </table:table-cell>
          <table:table-cell office:value-type="string">
            <text:p>capable, intercept, forceps, capture, except, reciprocate </text:p>
          </table:table-cell>
          <table:table-cell office:value-type="string">
            <text:p>take </text:p>
          </table:table-cell>
        </table:table-row>
        <table:table-row table:style-name="ro1">
          <table:table-cell office:value-type="string">
            <text:p>capit, capt </text:p>
          </table:table-cell>
          <table:table-cell office:value-type="string">
            <text:p>decapitate, capital, captain, caption </text:p>
          </table:table-cell>
          <table:table-cell office:value-type="string">
            <text:p>head </text:p>
          </table:table-cell>
        </table:table-row>
        <table:table-row table:style-name="ro1">
          <table:table-cell office:value-type="string">
            <text:p>carn </text:p>
          </table:table-cell>
          <table:table-cell office:value-type="string">
            <text:p>carnivorous, incarnate, reincarnation, carnal </text:p>
          </table:table-cell>
          <table:table-cell office:value-type="string">
            <text:p>flesh </text:p>
          </table:table-cell>
        </table:table-row>
        <table:table-row table:style-name="ro1">
          <table:table-cell office:value-type="string">
            <text:p>caus, caut </text:p>
          </table:table-cell>
          <table:table-cell office:value-type="string">
            <text:p>caustic, cauldron, cauterize </text:p>
          </table:table-cell>
          <table:table-cell office:value-type="string">
            <text:p>burn, heat </text:p>
          </table:table-cell>
        </table:table-row>
        <table:table-row table:style-name="ro1">
          <table:table-cell office:value-type="string">
            <text:p>cause, cuse, cus </text:p>
          </table:table-cell>
          <table:table-cell office:value-type="string">
            <text:p>because, excuse, accusation </text:p>
          </table:table-cell>
          <table:table-cell office:value-type="string">
            <text:p>cause, motive </text:p>
          </table:table-cell>
        </table:table-row>
        <table:table-row table:style-name="ro1">
          <table:table-cell office:value-type="string">
            <text:p>ced, ceed, cede, cess </text:p>
          </table:table-cell>
          <table:table-cell office:value-type="string">
            <text:p>procedure, proceed, cede, concede, recede, precede, accede, success </text:p>
          </table:table-cell>
          <table:table-cell office:value-type="string">
            <text:p>move, yield, go, surrender </text:p>
          </table:table-cell>
        </table:table-row>
        <table:table-row table:style-name="ro1">
          <table:table-cell office:value-type="string">
            <text:p>cenetri </text:p>
          </table:table-cell>
          <table:table-cell office:value-type="string">
            <text:p>concentric, centrifugal, centripetal, eccentric </text:p>
          </table:table-cell>
          <table:table-cell office:value-type="string">
            <text:p>center </text:p>
          </table:table-cell>
        </table:table-row>
        <table:table-row table:style-name="ro1">
          <table:table-cell office:value-type="string">
            <text:p>chrom </text:p>
          </table:table-cell>
          <table:table-cell office:value-type="string">
            <text:p>chrome, chromosome, polychrome, chromatic </text:p>
          </table:table-cell>
          <table:table-cell office:value-type="string">
            <text:p>color </text:p>
          </table:table-cell>
        </table:table-row>
        <table:table-row table:style-name="ro1">
          <table:table-cell office:value-type="string">
            <text:p>chron </text:p>
          </table:table-cell>
          <table:table-cell office:value-type="string">
            <text:p>chronology, chronometer, synchronize </text:p>
          </table:table-cell>
          <table:table-cell office:value-type="string">
            <text:p>time </text:p>
          </table:table-cell>
        </table:table-row>
        <table:table-row table:style-name="ro1">
          <table:table-cell office:value-type="string">
            <text:p>cide, cise </text:p>
          </table:table-cell>
          <table:table-cell office:value-type="string">
            <text:p>homicide, exorcise, germicide, incision, scissors </text:p>
          </table:table-cell>
          <table:table-cell office:value-type="string">
            <text:p>cut down, kill </text:p>
          </table:table-cell>
        </table:table-row>
        <table:table-row table:style-name="ro1">
          <table:table-cell office:value-type="string">
            <text:p>cit </text:p>
          </table:table-cell>
          <table:table-cell office:value-type="string">
            <text:p>incite, citation, cite </text:p>
          </table:table-cell>
          <table:table-cell office:value-type="string">
            <text:p>call, start </text:p>
          </table:table-cell>
        </table:table-row>
        <table:table-row table:style-name="ro1">
          <table:table-cell office:value-type="string">
            <text:p>civ </text:p>
          </table:table-cell>
          <table:table-cell office:value-type="string">
            <text:p>civic, civil, civilian, civilization </text:p>
          </table:table-cell>
          <table:table-cell office:value-type="string">
            <text:p>citizen </text:p>
          </table:table-cell>
        </table:table-row>
        <table:table-row table:style-name="ro1">
          <table:table-cell office:value-type="string">
            <text:p>clam, claim </text:p>
          </table:table-cell>
          <table:table-cell office:value-type="string">
            <text:p>exclamation, clamor, proclamation, reclamation, acclaim </text:p>
          </table:table-cell>
          <table:table-cell office:value-type="string">
            <text:p>cry out </text:p>
          </table:table-cell>
        </table:table-row>
        <table:table-row table:style-name="ro1">
          <table:table-cell office:value-type="string">
            <text:p>clud, clus, claus </text:p>
          </table:table-cell>
          <table:table-cell office:value-type="string">
            <text:p>include, conclude, recluse, claustrophobia, occlusion, occult </text:p>
          </table:table-cell>
          <table:table-cell office:value-type="string">
            <text:p>shut </text:p>
          </table:table-cell>
        </table:table-row>
        <table:table-row table:style-name="ro1">
          <table:table-cell office:value-type="string">
            <text:p>cognoac, gnosi </text:p>
          </table:table-cell>
          <table:table-cell office:value-type="string">
            <text:p>recognize, prognosis, cognoscenti, incognito, agnostic </text:p>
          </table:table-cell>
          <table:table-cell office:value-type="string">
            <text:p>know </text:p>
          </table:table-cell>
        </table:table-row>
        <table:table-row table:style-name="ro1">
          <table:table-cell office:value-type="string">
            <text:p>cord, cor, cardi </text:p>
          </table:table-cell>
          <table:table-cell office:value-type="string">
            <text:p>cordial, concord, discord, courage, encourage </text:p>
          </table:table-cell>
          <table:table-cell office:value-type="string">
            <text:p>heart </text:p>
          </table:table-cell>
        </table:table-row>
        <table:table-row table:style-name="ro1">
          <table:table-cell office:value-type="string">
            <text:p>corp </text:p>
          </table:table-cell>
          <table:table-cell office:value-type="string">
            <text:p>corporation, corporal punishment, corpse, corpulent, corpus luteum </text:p>
          </table:table-cell>
          <table:table-cell office:value-type="string">
            <text:p>body </text:p>
          </table:table-cell>
        </table:table-row>
        <table:table-row table:style-name="ro1">
          <table:table-cell office:value-type="string">
            <text:p>cosm </text:p>
          </table:table-cell>
          <table:table-cell office:value-type="string">
            <text:p>cosmos, microcosm, cosmopolitan, cosmonaut </text:p>
          </table:table-cell>
          <table:table-cell office:value-type="string">
            <text:p>universe, world </text:p>
          </table:table-cell>
        </table:table-row>
        <table:table-row table:style-name="ro1">
          <table:table-cell office:value-type="string">
            <text:p>crat, cracy </text:p>
          </table:table-cell>
          <table:table-cell office:value-type="string">
            <text:p>autocrat, aristocrat, theocracy, technocracy </text:p>
          </table:table-cell>
          <table:table-cell office:value-type="string">
            <text:p>rule </text:p>
          </table:table-cell>
        </table:table-row>
        <table:table-row table:style-name="ro1">
          <table:table-cell office:value-type="string">
            <text:p>crea </text:p>
          </table:table-cell>
          <table:table-cell office:value-type="string">
            <text:p>creature, recreation, creation </text:p>
          </table:table-cell>
          <table:table-cell office:value-type="string">
            <text:p>create </text:p>
          </table:table-cell>
        </table:table-row>
        <table:table-row table:style-name="ro1">
          <table:table-cell office:value-type="string">
            <text:p>cred </text:p>
          </table:table-cell>
          <table:table-cell office:value-type="string">
            <text:p>creed, credo, credence, credit, credulous, incredulous, incredible </text:p>
          </table:table-cell>
          <table:table-cell office:value-type="string">
            <text:p>believe </text:p>
          </table:table-cell>
        </table:table-row>
        <table:table-row table:style-name="ro1">
          <table:table-cell office:value-type="string">
            <text:p>cresc, cret, crease, cru </text:p>
          </table:table-cell>
          <table:table-cell office:value-type="string">
            <text:p>crescendo, concrete, increase, decrease, accrue </text:p>
          </table:table-cell>
          <table:table-cell office:value-type="string">
            <text:p>rise, grow </text:p>
          </table:table-cell>
        </table:table-row>
        <table:table-row table:style-name="ro1">
          <table:table-cell office:value-type="string">
            <text:p>crit </text:p>
          </table:table-cell>
          <table:table-cell office:value-type="string">
            <text:p>critical, criterion, hypocrite </text:p>
          </table:table-cell>
          <table:table-cell office:value-type="string">
            <text:p>separate, choose </text:p>
          </table:table-cell>
        </table:table-row>
        <table:table-row table:style-name="ro1">
          <table:table-cell office:value-type="string">
            <text:p>cur, curs </text:p>
          </table:table-cell>
          <table:table-cell office:value-type="string">
            <text:p>current, concurrent, concur, incur, recur, occur, courier, precursor, cursive </text:p>
          </table:table-cell>
          <table:table-cell office:value-type="string">
            <text:p>run </text:p>
          </table:table-cell>
        </table:table-row>
        <table:table-row table:style-name="ro1">
          <table:table-cell office:value-type="string">
            <text:p>cura </text:p>
          </table:table-cell>
          <table:table-cell office:value-type="string">
            <text:p>curator, curative, manicure </text:p>
          </table:table-cell>
          <table:table-cell office:value-type="string">
            <text:p>care </text:p>
          </table:table-cell>
        </table:table-row>
        <table:table-row table:style-name="ro1">
          <table:table-cell office:value-type="string">
            <text:p>cycl, cyclo </text:p>
          </table:table-cell>
          <table:table-cell office:value-type="string">
            <text:p>Cyclops, unicycle, bicycle, cyclone, cyclic </text:p>
          </table:table-cell>
          <table:table-cell office:value-type="string">
            <text:p>wheel, circular </text:p>
          </table:table-cell>
        </table:table-row>
        <table:table-row table:style-name="ro1">
          <table:table-cell office:value-type="string">
            <text:p>deca </text:p>
          </table:table-cell>
          <table:table-cell office:value-type="string">
            <text:p>decade, decalogue, decathlon, decahedron </text:p>
          </table:table-cell>
          <table:table-cell office:value-type="string">
            <text:p>ten </text:p>
          </table:table-cell>
        </table:table-row>
        <table:table-row table:style-name="ro1">
          <table:table-cell office:value-type="string">
            <text:p>dem </text:p>
          </table:table-cell>
          <table:table-cell office:value-type="string">
            <text:p>democracy, demography, epidemic </text:p>
          </table:table-cell>
          <table:table-cell office:value-type="string">
            <text:p>people </text:p>
          </table:table-cell>
        </table:table-row>
        <table:table-row table:style-name="ro1">
          <table:table-cell office:value-type="string">
            <text:p>dent, dont </text:p>
          </table:table-cell>
          <table:table-cell office:value-type="string">
            <text:p>dental, denture, orthodontist, periodontal </text:p>
          </table:table-cell>
          <table:table-cell office:value-type="string">
            <text:p>tooth </text:p>
          </table:table-cell>
        </table:table-row>
        <table:table-row table:style-name="ro1">
          <table:table-cell office:value-type="string">
            <text:p>derm </text:p>
          </table:table-cell>
          <table:table-cell office:value-type="string">
            <text:p>hypodermic, dermatology, epidermis, taxidermy </text:p>
          </table:table-cell>
          <table:table-cell office:value-type="string">
            <text:p>skin </text:p>
          </table:table-cell>
        </table:table-row>
        <table:table-row table:style-name="ro1">
          <table:table-cell office:value-type="string">
            <text:p>dict </text:p>
          </table:table-cell>
          <table:table-cell office:value-type="string">
            <text:p>dictation, dictionary, dictate, dictator, Dictaphone, edict, predict, verdict</text:p>
          </table:table-cell>
          <table:table-cell office:value-type="string">
            <text:p>say, speak </text:p>
          </table:table-cell>
        </table:table-row>
        <table:table-row table:style-name="ro1">
          <table:table-cell office:value-type="string">
            <text:p>doc, dokein </text:p>
          </table:table-cell>
          <table:table-cell office:value-type="string">
            <text:p>doctrine, indoctrinate, document, dogma, dogmatic </text:p>
          </table:table-cell>
          <table:table-cell office:value-type="string">
            <text:p>teach </text:p>
          </table:table-cell>
        </table:table-row>
        <table:table-row table:style-name="ro1">
          <table:table-cell office:value-type="string">
            <text:p>domin </text:p>
          </table:table-cell>
          <table:table-cell office:value-type="string">
            <text:p>dominate, dominion, predominant, domain </text:p>
          </table:table-cell>
          <table:table-cell office:value-type="string">
            <text:p>master </text:p>
          </table:table-cell>
        </table:table-row>
        <table:table-row table:style-name="ro1">
          <table:table-cell office:value-type="string">
            <text:p>don </text:p>
          </table:table-cell>
          <table:table-cell office:value-type="string">
            <text:p>donate, condone </text:p>
          </table:table-cell>
          <table:table-cell office:value-type="string">
            <text:p>give </text:p>
          </table:table-cell>
        </table:table-row>
        <table:table-row table:style-name="ro1">
          <table:table-cell office:value-type="string">
            <text:p>dorm </text:p>
          </table:table-cell>
          <table:table-cell office:value-type="string">
            <text:p>dormant, dormitory </text:p>
          </table:table-cell>
          <table:table-cell office:value-type="string">
            <text:p>sleep </text:p>
          </table:table-cell>
        </table:table-row>
        <table:table-row table:style-name="ro1">
          <table:table-cell office:value-type="string">
            <text:p>dox </text:p>
          </table:table-cell>
          <table:table-cell office:value-type="string">
            <text:p>orthodox, heterodox, paradox, doxology </text:p>
          </table:table-cell>
          <table:table-cell office:value-type="string">
            <text:p>opinion, praise </text:p>
          </table:table-cell>
        </table:table-row>
        <table:table-row table:style-name="ro1">
          <table:table-cell office:value-type="string">
            <text:p>drome </text:p>
          </table:table-cell>
          <table:table-cell office:value-type="string">
            <text:p>syndrome (run together), hippodrome (place where horses run) </text:p>
          </table:table-cell>
          <table:table-cell office:value-type="string">
            <text:p>run, step </text:p>
          </table:table-cell>
        </table:table-row>
        <table:table-row table:style-name="ro1">
          <table:table-cell office:value-type="string">
            <text:p>duc, duct </text:p>
          </table:table-cell>
          <table:table-cell office:value-type="string">
            <text:p>induce, seduce (lead aside), produce, reduce </text:p>
          </table:table-cell>
          <table:table-cell office:value-type="string">
            <text:p>lead </text:p>
          </table:table-cell>
        </table:table-row>
        <table:table-row table:style-name="ro1">
          <table:table-cell office:value-type="string">
            <text:p>dura </text:p>
          </table:table-cell>
          <table:table-cell office:value-type="string">
            <text:p>durable, duration, endure </text:p>
          </table:table-cell>
          <table:table-cell office:value-type="string">
            <text:p>hard, lasting </text:p>
          </table:table-cell>
        </table:table-row>
        <table:table-row table:style-name="ro1">
          <table:table-cell office:value-type="string">
            <text:p>dynam </text:p>
          </table:table-cell>
          <table:table-cell office:value-type="string">
            <text:p>dynamo, dynamic, dynamite, hydrodynamics </text:p>
          </table:table-cell>
          <table:table-cell office:value-type="string">
            <text:p>power </text:p>
          </table:table-cell>
        </table:table-row>
        <table:table-row table:style-name="ro1">
          <table:table-cell office:value-type="string">
            <text:p>endo </text:p>
          </table:table-cell>
          <table:table-cell office:value-type="string">
            <text:p>endorse, endocardial, endoskeletal, endoskeleton, endosperm </text:p>
          </table:table-cell>
          <table:table-cell office:value-type="string">
            <text:p>within </text:p>
          </table:table-cell>
        </table:table-row>
        <table:table-row table:style-name="ro1">
          <table:table-cell office:value-type="string">
            <text:p>equi </text:p>
          </table:table-cell>
          <table:table-cell office:value-type="string">
            <text:p>equinox, equilibrium, equipoise </text:p>
          </table:table-cell>
          <table:table-cell office:value-type="string">
            <text:p>equal </text:p>
          </table:table-cell>
        </table:table-row>
        <table:table-row table:style-name="ro1">
          <table:table-cell office:value-type="string">
            <text:p>erg </text:p>
          </table:table-cell>
          <table:table-cell office:value-type="string">
            <text:p>energy, erg, allergy, ergometer, ergograph, ergophobia </text:p>
          </table:table-cell>
          <table:table-cell office:value-type="string">
            <text:p>work </text:p>
          </table:table-cell>
        </table:table-row>
        <table:table-row table:style-name="ro1">
          <table:table-cell office:value-type="string">
            <text:p>fac, fact, fic, fect </text:p>
          </table:table-cell>
          <table:table-cell office:value-type="string">
            <text:p>factory, fact, manufacture, amplification, confection </text:p>
          </table:table-cell>
          <table:table-cell office:value-type="string">
            <text:p>do, make </text:p>
          </table:table-cell>
        </table:table-row>
        <table:table-row table:style-name="ro1">
          <table:table-cell office:value-type="string">
            <text:p>fall, fals </text:p>
          </table:table-cell>
          <table:table-cell office:value-type="string">
            <text:p>fallacy, falsify, fallacious </text:p>
          </table:table-cell>
          <table:table-cell office:value-type="string">
            <text:p>deceive </text:p>
          </table:table-cell>
        </table:table-row>
        <table:table-row table:style-name="ro1">
          <table:table-cell office:value-type="string">
            <text:p>fer </text:p>
          </table:table-cell>
          <table:table-cell office:value-type="string">
            <text:p>ferry, coniferous, fertile, defer, infer, refer, transfer </text:p>
          </table:table-cell>
          <table:table-cell office:value-type="string">
            <text:p>bear, carry </text:p>
          </table:table-cell>
        </table:table-row>
        <table:table-row table:style-name="ro1">
          <table:table-cell office:value-type="string">
            <text:p>fid, fide, feder(is) </text:p>
          </table:table-cell>
          <table:table-cell office:value-type="string">
            <text:p>confidante, fidelity, confident, infidelity, infidel, federal, confederacy, semper fi </text:p>
          </table:table-cell>
          <table:table-cell office:value-type="string">
            <text:p>faith, trust </text:p>
          </table:table-cell>
        </table:table-row>
        <table:table-row table:style-name="ro1">
          <table:table-cell office:value-type="string">
            <text:p>fila, fili </text:p>
          </table:table-cell>
          <table:table-cell office:value-type="string">
            <text:p>filigree, filament, filter, filet, filibuster </text:p>
          </table:table-cell>
          <table:table-cell office:value-type="string">
            <text:p>thread </text:p>
          </table:table-cell>
        </table:table-row>
        <table:table-row table:style-name="ro1">
          <table:table-cell office:value-type="string">
            <text:p>fin </text:p>
          </table:table-cell>
          <table:table-cell office:value-type="string">
            <text:p>final, finite, finish, confine, fine, refine, define, finale </text:p>
          </table:table-cell>
          <table:table-cell office:value-type="string">
            <text:p>end, ended, finished </text:p>
          </table:table-cell>
        </table:table-row>
        <table:table-row table:style-name="ro1">
          <table:table-cell office:value-type="string">
            <text:p>fix </text:p>
          </table:table-cell>
          <table:table-cell office:value-type="string">
            <text:p>fix, fixation, fixture, affix, prefix, suffix </text:p>
          </table:table-cell>
          <table:table-cell office:value-type="string">
            <text:p>fix </text:p>
          </table:table-cell>
        </table:table-row>
        <table:table-row table:style-name="ro1">
          <table:table-cell office:value-type="string">
            <text:p>flex, flect </text:p>
          </table:table-cell>
          <table:table-cell office:value-type="string">
            <text:p>flex, reflex, flexible, flexor, inflexibility, reflect, deflect </text:p>
          </table:table-cell>
          <table:table-cell office:value-type="string">
            <text:p>bend </text:p>
          </table:table-cell>
        </table:table-row>
        <table:table-row table:style-name="ro1">
          <table:table-cell office:value-type="string">
            <text:p>flu, fluc, fluv </text:p>
          </table:table-cell>
          <table:table-cell office:value-type="string">
            <text:p>influence, fluid, flue, flush, fluently, fluctuate </text:p>
          </table:table-cell>
          <table:table-cell office:value-type="string">
            <text:p>flowing </text:p>
          </table:table-cell>
        </table:table-row>
        <table:table-row table:style-name="ro1">
          <table:table-cell office:value-type="string">
            <text:p>form </text:p>
          </table:table-cell>
          <table:table-cell office:value-type="string">
            <text:p>form, uniform, conform, formulary, perform, formal, formula </text:p>
          </table:table-cell>
          <table:table-cell office:value-type="string">
            <text:p>form, shape </text:p>
          </table:table-cell>
        </table:table-row>
        <table:table-row table:style-name="ro1">
          <table:table-cell office:value-type="string">
            <text:p>fort, forc </text:p>
          </table:table-cell>
          <table:table-cell office:value-type="string">
            <text:p>fort, fortress, fortify, forte, fortitude </text:p>
          </table:table-cell>
          <table:table-cell office:value-type="string">
            <text:p>strong </text:p>
          </table:table-cell>
        </table:table-row>
        <table:table-row table:style-name="ro1">
          <table:table-cell office:value-type="string">
            <text:p>fract, frag </text:p>
          </table:table-cell>
          <table:table-cell office:value-type="string">
            <text:p>fracture, infraction, fragile, fraction, refract </text:p>
          </table:table-cell>
          <table:table-cell office:value-type="string">
            <text:p>break </text:p>
          </table:table-cell>
        </table:table-row>
        <table:table-row table:style-name="ro1">
          <table:table-cell office:value-type="string">
            <text:p>gam </text:p>
          </table:table-cell>
          <table:table-cell office:value-type="string">
            <text:p>bigamy, monogamy, polygamy </text:p>
          </table:table-cell>
          <table:table-cell office:value-type="string">
            <text:p>marriage </text:p>
          </table:table-cell>
        </table:table-row>
        <table:table-row table:style-name="ro1">
          <table:table-cell office:value-type="string">
            <text:p>gastr (o) </text:p>
          </table:table-cell>
          <table:table-cell office:value-type="string">
            <text:p>gastric, gastronomic, gastritis, gastropod </text:p>
          </table:table-cell>
          <table:table-cell office:value-type="string">
            <text:p>stomach </text:p>
          </table:table-cell>
        </table:table-row>
        <table:table-row table:style-name="ro1">
          <table:table-cell office:value-type="string">
            <text:p>gen </text:p>
          </table:table-cell>
          <table:table-cell office:value-type="string">
            <text:p>genesis, genetics, eugenics, genealogy, generate, genetic, antigen, pathogen </text:p>
          </table:table-cell>
          <table:table-cell office:value-type="string">
            <text:p>birth, race, produce </text:p>
          </table:table-cell>
        </table:table-row>
        <table:table-row table:style-name="ro1">
          <table:table-cell office:value-type="string">
            <text:p>geo </text:p>
          </table:table-cell>
          <table:table-cell office:value-type="string">
            <text:p>geometry, geography, geocentric, geology </text:p>
          </table:table-cell>
          <table:table-cell office:value-type="string">
            <text:p>earth </text:p>
          </table:table-cell>
        </table:table-row>
        <table:table-row table:style-name="ro1">
          <table:table-cell office:value-type="string">
            <text:p>germ </text:p>
          </table:table-cell>
          <table:table-cell office:value-type="string">
            <text:p>germination, germ, germane </text:p>
          </table:table-cell>
          <table:table-cell office:value-type="string">
            <text:p>vital part </text:p>
          </table:table-cell>
        </table:table-row>
        <table:table-row table:style-name="ro1">
          <table:table-cell office:value-type="string">
            <text:p>gest </text:p>
          </table:table-cell>
          <table:table-cell office:value-type="string">
            <text:p>congest, gestation </text:p>
          </table:table-cell>
          <table:table-cell office:value-type="string">
            <text:p>carry, bear </text:p>
          </table:table-cell>
        </table:table-row>
        <table:table-row table:style-name="ro1">
          <table:table-cell office:value-type="string">
            <text:p>gloss, glot </text:p>
          </table:table-cell>
          <table:table-cell office:value-type="string">
            <text:p>glossary, polyglot, epiglottis </text:p>
          </table:table-cell>
          <table:table-cell office:value-type="string">
            <text:p>tongue </text:p>
          </table:table-cell>
        </table:table-row>
        <table:table-row table:style-name="ro1">
          <table:table-cell office:value-type="string">
            <text:p>glu, glo </text:p>
          </table:table-cell>
          <table:table-cell office:value-type="string">
            <text:p>glue, agglutinate, conglomerate </text:p>
          </table:table-cell>
          <table:table-cell office:value-type="string">
            <text:p>lump, bond, glue </text:p>
          </table:table-cell>
        </table:table-row>
        <table:table-row table:style-name="ro1">
          <table:table-cell office:value-type="string">
            <text:p>grad, gress </text:p>
          </table:table-cell>
          <table:table-cell office:value-type="string">
            <text:p>grade, gradual, graduate, progress, graduated, egress </text:p>
          </table:table-cell>
          <table:table-cell office:value-type="string">
            <text:p>step, go </text:p>
          </table:table-cell>
        </table:table-row>
        <table:table-row table:style-name="ro1">
          <table:table-cell office:value-type="string">
            <text:p>graph, gram </text:p>
          </table:table-cell>
          <table:table-cell office:value-type="string">
            <text:p>graph, graphic, autograph, photography, graphite, telegram </text:p>
          </table:table-cell>
          <table:table-cell office:value-type="string">
            <text:p>write, written </text:p>
          </table:table-cell>
        </table:table-row>
        <table:table-row table:style-name="ro1">
          <table:table-cell office:value-type="string">
            <text:p>grat </text:p>
          </table:table-cell>
          <table:table-cell office:value-type="string">
            <text:p>congratulate, gratuity, grateful, ingrate </text:p>
          </table:table-cell>
          <table:table-cell office:value-type="string">
            <text:p>pleasing </text:p>
          </table:table-cell>
        </table:table-row>
        <table:table-row table:style-name="ro1">
          <table:table-cell office:value-type="string">
            <text:p>grav </text:p>
          </table:table-cell>
          <table:table-cell office:value-type="string">
            <text:p>grave, gravity, aggravate, gravitate </text:p>
          </table:table-cell>
          <table:table-cell office:value-type="string">
            <text:p>heavy, weighty </text:p>
          </table:table-cell>
        </table:table-row>
        <table:table-row table:style-name="ro1">
          <table:table-cell office:value-type="string">
            <text:p>greg </text:p>
          </table:table-cell>
          <table:table-cell office:value-type="string">
            <text:p>gregarious, congregation, segregate, gregarian </text:p>
          </table:table-cell>
          <table:table-cell office:value-type="string">
            <text:p>herd </text:p>
          </table:table-cell>
        </table:table-row>
        <table:table-row table:style-name="ro1">
          <table:table-cell office:value-type="string">
            <text:p>hypn </text:p>
          </table:table-cell>
          <table:table-cell office:value-type="string">
            <text:p>hypnosis, hypnotherapy </text:p>
          </table:table-cell>
          <table:table-cell office:value-type="string">
            <text:p>sleep </text:p>
          </table:table-cell>
        </table:table-row>
        <table:table-row table:style-name="ro1">
          <table:table-cell office:value-type="string">
            <text:p>helio </text:p>
          </table:table-cell>
          <table:table-cell office:value-type="string">
            <text:p>heliograph, heliotrope, heliocentric </text:p>
          </table:table-cell>
          <table:table-cell office:value-type="string">
            <text:p>sun </text:p>
          </table:table-cell>
        </table:table-row>
        <table:table-row table:style-name="ro1">
          <table:table-cell office:value-type="string">
            <text:p>hema, hemo </text:p>
          </table:table-cell>
          <table:table-cell office:value-type="string">
            <text:p>hemorrhage, hemoglobin, hemophilia, hemostat </text:p>
          </table:table-cell>
          <table:table-cell office:value-type="string">
            <text:p>blood </text:p>
          </table:table-cell>
        </table:table-row>
        <table:table-row table:style-name="ro1">
          <table:table-cell office:value-type="string">
            <text:p>here, hes </text:p>
          </table:table-cell>
          <table:table-cell office:value-type="string">
            <text:p>adhere, cohere, cohesion, inherent, hereditary </text:p>
          </table:table-cell>
          <table:table-cell office:value-type="string">
            <text:p>stick </text:p>
          </table:table-cell>
        </table:table-row>
        <table:table-row table:style-name="ro1">
          <table:table-cell office:value-type="string">
            <text:p>hetero </text:p>
          </table:table-cell>
          <table:table-cell office:value-type="string">
            <text:p>heterogeneous, heterosexual, heterodox </text:p>
          </table:table-cell>
          <table:table-cell office:value-type="string">
            <text:p>different </text:p>
          </table:table-cell>
        </table:table-row>
        <table:table-row table:style-name="ro1">
          <table:table-cell office:value-type="string">
            <text:p>homo </text:p>
          </table:table-cell>
          <table:table-cell office:value-type="string">
            <text:p>homogeneous, homonym, homogenize </text:p>
          </table:table-cell>
          <table:table-cell office:value-type="string">
            <text:p>same </text:p>
          </table:table-cell>
        </table:table-row>
        <table:table-row table:style-name="ro1">
          <table:table-cell office:value-type="string">
            <text:p>hum, human </text:p>
          </table:table-cell>
          <table:table-cell office:value-type="string">
            <text:p>humus, exhume, humane </text:p>
          </table:table-cell>
          <table:table-cell office:value-type="string">
            <text:p>earth, ground, man </text:p>
          </table:table-cell>
        </table:table-row>
        <table:table-row table:style-name="ro1">
          <table:table-cell office:value-type="string">
            <text:p>hydr, hydra, hydro </text:p>
          </table:table-cell>
          <table:table-cell office:value-type="string">
            <text:p>dehydrate, hydrant, hydraulic, hydraulics, hydrogen, hydrophobia </text:p>
          </table:table-cell>
          <table:table-cell office:value-type="string">
            <text:p>water </text:p>
          </table:table-cell>
        </table:table-row>
        <table:table-row table:style-name="ro1">
          <table:table-cell office:value-type="string">
            <text:p>ignis </text:p>
          </table:table-cell>
          <table:table-cell office:value-type="string">
            <text:p>ignite, igneous, ignition </text:p>
          </table:table-cell>
          <table:table-cell office:value-type="string">
            <text:p>fire </text:p>
          </table:table-cell>
        </table:table-row>
        <table:table-row table:style-name="ro1">
          <table:table-cell office:value-type="string">
            <text:p>ject </text:p>
          </table:table-cell>
          <table:table-cell office:value-type="string">
            <text:p>deject, inject, project, eject, interject </text:p>
          </table:table-cell>
          <table:table-cell office:value-type="string">
            <text:p>throw </text:p>
          </table:table-cell>
        </table:table-row>
        <table:table-row table:style-name="ro1">
          <table:table-cell office:value-type="string">
            <text:p>join, junct </text:p>
          </table:table-cell>
          <table:table-cell office:value-type="string">
            <text:p>adjoining, enjoin, juncture, conjunction, injunction, conjunction </text:p>
          </table:table-cell>
          <table:table-cell office:value-type="string">
            <text:p>join </text:p>
          </table:table-cell>
        </table:table-row>
        <table:table-row table:style-name="ro1">
          <table:table-cell office:value-type="string">
            <text:p>juven </text:p>
          </table:table-cell>
          <table:table-cell office:value-type="string">
            <text:p>juvenile, rejuvenate </text:p>
          </table:table-cell>
          <table:table-cell office:value-type="string">
            <text:p>young </text:p>
          </table:table-cell>
        </table:table-row>
        <table:table-row table:style-name="ro1">
          <table:table-cell office:value-type="string">
            <text:p>lau, lav, lot, lut </text:p>
          </table:table-cell>
          <table:table-cell office:value-type="string">
            <text:p>launder, lavatory, lotion, ablution, dilute </text:p>
          </table:table-cell>
          <table:table-cell office:value-type="string">
            <text:p>wash </text:p>
          </table:table-cell>
        </table:table-row>
        <table:table-row table:style-name="ro1">
          <table:table-cell office:value-type="string">
            <text:p>leg </text:p>
          </table:table-cell>
          <table:table-cell office:value-type="string">
            <text:p>legal, legislate, legislature, legitimize </text:p>
          </table:table-cell>
          <table:table-cell office:value-type="string">
            <text:p>law </text:p>
          </table:table-cell>
        </table:table-row>
        <table:table-row table:style-name="ro1">
          <table:table-cell office:value-type="string">
            <text:p>levi </text:p>
          </table:table-cell>
          <table:table-cell office:value-type="string">
            <text:p>alleviate, levitate, levity </text:p>
          </table:table-cell>
          <table:table-cell office:value-type="string">
            <text:p>light </text:p>
          </table:table-cell>
        </table:table-row>
        <table:table-row table:style-name="ro1">
          <table:table-cell office:value-type="string">
            <text:p>liber, liver </text:p>
          </table:table-cell>
          <table:table-cell office:value-type="string">
            <text:p>liberty, liberal, liberalize, deliverance </text:p>
          </table:table-cell>
          <table:table-cell office:value-type="string">
            <text:p>free </text:p>
          </table:table-cell>
        </table:table-row>
        <table:table-row table:style-name="ro1">
          <table:table-cell office:value-type="string">
            <text:p>liter </text:p>
          </table:table-cell>
          <table:table-cell office:value-type="string">
            <text:p>literary, literature, literal, alliteration, obliterate </text:p>
          </table:table-cell>
          <table:table-cell office:value-type="string">
            <text:p>letters </text:p>
          </table:table-cell>
        </table:table-row>
        <table:table-row table:style-name="ro1">
          <table:table-cell office:value-type="string">
            <text:p>loc, loco </text:p>
          </table:table-cell>
          <table:table-cell office:value-type="string">
            <text:p>locality, allocate, locomotion </text:p>
          </table:table-cell>
          <table:table-cell office:value-type="string">
            <text:p>place </text:p>
          </table:table-cell>
        </table:table-row>
        <table:table-row table:style-name="ro1">
          <table:table-cell office:value-type="string">
            <text:p>log, logo, ology </text:p>
          </table:table-cell>
          <table:table-cell office:value-type="string">
            <text:p>catalog, prologue, dialogue, logogram (symbol representing a word), zoology </text:p>
          </table:table-cell>
          <table:table-cell office:value-type="string">
            <text:p>word, study, speech </text:p>
          </table:table-cell>
        </table:table-row>
        <table:table-row table:style-name="ro1">
          <table:table-cell office:value-type="string">
            <text:p>loqu, locut </text:p>
          </table:table-cell>
          <table:table-cell office:value-type="string">
            <text:p>eloquent, loquacious, colloquial, circumlocution </text:p>
          </table:table-cell>
          <table:table-cell office:value-type="string">
            <text:p>talk, speak </text:p>
          </table:table-cell>
        </table:table-row>
        <table:table-row table:style-name="ro1">
          <table:table-cell office:value-type="string">
            <text:p>luc, lum, lus, lun </text:p>
          </table:table-cell>
          <table:table-cell office:value-type="string">
            <text:p>translucent, luminary, luster, luna (moon goddess) </text:p>
          </table:table-cell>
          <table:table-cell office:value-type="string">
            <text:p>light </text:p>
          </table:table-cell>
        </table:table-row>
        <table:table-row table:style-name="ro1">
          <table:table-cell office:value-type="string">
            <text:p>macr-, macer </text:p>
          </table:table-cell>
          <table:table-cell office:value-type="string">
            <text:p>emaciated, meager </text:p>
          </table:table-cell>
          <table:table-cell office:value-type="string">
            <text:p>lean </text:p>
          </table:table-cell>
        </table:table-row>
        <table:table-row table:style-name="ro1">
          <table:table-cell office:value-type="string">
            <text:p>magn </text:p>
          </table:table-cell>
          <table:table-cell office:value-type="string">
            <text:p>magnify, magnificent, magnanimous, magnate, magnitude, magnum </text:p>
          </table:table-cell>
          <table:table-cell office:value-type="string">
            <text:p>great </text:p>
          </table:table-cell>
        </table:table-row>
        <table:table-row table:style-name="ro1">
          <table:table-cell office:value-type="string">
            <text:p>man </text:p>
          </table:table-cell>
          <table:table-cell office:value-type="string">
            <text:p>manual, manage, manufacture, manacle, manicure, manifest, maneuver</text:p>
          </table:table-cell>
          <table:table-cell office:value-type="string">
            <text:p>hand </text:p>
          </table:table-cell>
        </table:table-row>
        <table:table-row table:style-name="ro1">
          <table:table-cell office:value-type="string">
            <text:p>mand </text:p>
          </table:table-cell>
          <table:table-cell office:value-type="string">
            <text:p>mandatory, remand, mandate </text:p>
          </table:table-cell>
          <table:table-cell office:value-type="string">
            <text:p>command </text:p>
          </table:table-cell>
        </table:table-row>
        <table:table-row table:style-name="ro1">
          <table:table-cell office:value-type="string">
            <text:p>mania </text:p>
          </table:table-cell>
          <table:table-cell office:value-type="string">
            <text:p>mania, maniac, kleptomania, pyromania </text:p>
          </table:table-cell>
          <table:table-cell office:value-type="string">
            <text:p>madness </text:p>
          </table:table-cell>
        </table:table-row>
        <table:table-row table:style-name="ro1">
          <table:table-cell office:value-type="string">
            <text:p>mar, mari, mer </text:p>
          </table:table-cell>
          <table:table-cell office:value-type="string">
            <text:p>marine, marsh, maritime, mermaid </text:p>
          </table:table-cell>
          <table:table-cell office:value-type="string">
            <text:p>sea, pool </text:p>
          </table:table-cell>
        </table:table-row>
        <table:table-row table:style-name="ro1">
          <table:table-cell office:value-type="string">
            <text:p>matri </text:p>
          </table:table-cell>
          <table:table-cell office:value-type="string">
            <text:p>matrimony, maternal, matriarchate, matron </text:p>
          </table:table-cell>
          <table:table-cell office:value-type="string">
            <text:p>mother </text:p>
          </table:table-cell>
        </table:table-row>
        <table:table-row table:style-name="ro1">
          <table:table-cell office:value-type="string">
            <text:p>medi </text:p>
          </table:table-cell>
          <table:table-cell office:value-type="string">
            <text:p>mediate, medieval, Mediterranean, mediocre, medium </text:p>
          </table:table-cell>
          <table:table-cell office:value-type="string">
            <text:p>half, middle, between, halfway </text:p>
          </table:table-cell>
        </table:table-row>
        <table:table-row table:style-name="ro1">
          <table:table-cell office:value-type="string">
            <text:p>mega </text:p>
          </table:table-cell>
          <table:table-cell office:value-type="string">
            <text:p>megaphone, megalopolis, megacycle (a million cycles), megaton </text:p>
          </table:table-cell>
          <table:table-cell office:value-type="string">
            <text:p>great </text:p>
          </table:table-cell>
        </table:table-row>
        <table:table-row table:style-name="ro1">
          <table:table-cell office:value-type="string">
            <text:p>mem </text:p>
          </table:table-cell>
          <table:table-cell office:value-type="string">
            <text:p>memo, commemoration, memento, memoir, memorable </text:p>
          </table:table-cell>
          <table:table-cell office:value-type="string">
            <text:p>remember </text:p>
          </table:table-cell>
        </table:table-row>
        <table:table-row table:style-name="ro1">
          <table:table-cell office:value-type="string">
            <text:p>meter </text:p>
          </table:table-cell>
          <table:table-cell office:value-type="string">
            <text:p>meter, voltammeter, barometer, thermometer </text:p>
          </table:table-cell>
          <table:table-cell office:value-type="string">
            <text:p>measure </text:p>
          </table:table-cell>
        </table:table-row>
        <table:table-row table:style-name="ro1">
          <table:table-cell office:value-type="string">
            <text:p>micro </text:p>
          </table:table-cell>
          <table:table-cell office:value-type="string">
            <text:p>microscope, microfilm, microcard, microwave, micrometer </text:p>
          </table:table-cell>
          <table:table-cell office:value-type="string">
            <text:p>small </text:p>
          </table:table-cell>
        </table:table-row>
        <table:table-row table:style-name="ro1">
          <table:table-cell office:value-type="string">
            <text:p>migra </text:p>
          </table:table-cell>
          <table:table-cell office:value-type="string">
            <text:p>migrate, emigrant, immigrate </text:p>
          </table:table-cell>
          <table:table-cell office:value-type="string">
            <text:p>wander </text:p>
          </table:table-cell>
        </table:table-row>
        <table:table-row table:style-name="ro1">
          <table:table-cell office:value-type="string">
            <text:p>mit, miss </text:p>
          </table:table-cell>
          <table:table-cell office:value-type="string">
            <text:p>emit, remit, submit, admit, commit, permit, transmit, omit, intermittent, mission</text:p>
          </table:table-cell>
          <table:table-cell office:value-type="string">
            <text:p>send </text:p>
          </table:table-cell>
        </table:table-row>
        <table:table-row table:style-name="ro1">
          <table:table-cell office:value-type="string">
            <text:p>mob, mot, mov </text:p>
          </table:table-cell>
          <table:table-cell office:value-type="string">
            <text:p>mobile, motionless, motor </text:p>
          </table:table-cell>
          <table:table-cell office:value-type="string">
            <text:p>move </text:p>
          </table:table-cell>
        </table:table-row>
        <table:table-row table:style-name="ro1">
          <table:table-cell office:value-type="string">
            <text:p>mon </text:p>
          </table:table-cell>
          <table:table-cell office:value-type="string">
            <text:p>monument, admonition, monitor, premonition </text:p>
          </table:table-cell>
          <table:table-cell office:value-type="string">
            <text:p>warn, remind </text:p>
          </table:table-cell>
        </table:table-row>
        <table:table-row table:style-name="ro1">
          <table:table-cell office:value-type="string">
            <text:p>mor, mort </text:p>
          </table:table-cell>
          <table:table-cell office:value-type="string">
            <text:p>mortal, immortal, mortality, mortician, mortuary </text:p>
          </table:table-cell>
          <table:table-cell office:value-type="string">
            <text:p>mortal, death </text:p>
          </table:table-cell>
        </table:table-row>
        <table:table-row table:style-name="ro1">
          <table:table-cell office:value-type="string">
            <text:p>morph </text:p>
          </table:table-cell>
          <table:table-cell office:value-type="string">
            <text:p>amorphous, dimorphic, metamorphosis, morphology </text:p>
          </table:table-cell>
          <table:table-cell office:value-type="string">
            <text:p>form </text:p>
          </table:table-cell>
        </table:table-row>
        <table:table-row table:style-name="ro1">
          <table:table-cell office:value-type="string">
            <text:p>multi </text:p>
          </table:table-cell>
          <table:table-cell office:value-type="string">
            <text:p>multifold, multilingual, multiped, multiply </text:p>
          </table:table-cell>
          <table:table-cell office:value-type="string">
            <text:p>many, much </text:p>
          </table:table-cell>
        </table:table-row>
        <table:table-row table:style-name="ro1">
          <table:table-cell office:value-type="string">
            <text:p>nat, nasc </text:p>
          </table:table-cell>
          <table:table-cell office:value-type="string">
            <text:p>innate, natal, native, renaissance </text:p>
          </table:table-cell>
          <table:table-cell office:value-type="string">
            <text:p>to be from, to spring forth </text:p>
          </table:table-cell>
        </table:table-row>
        <table:table-row table:style-name="ro1">
          <table:table-cell office:value-type="string">
            <text:p>neo </text:p>
          </table:table-cell>
          <table:table-cell office:value-type="string">
            <text:p>Neolithic, nuveau riche, neologism, neophyte, neonate </text:p>
          </table:table-cell>
          <table:table-cell office:value-type="string">
            <text:p>new </text:p>
          </table:table-cell>
        </table:table-row>
        <table:table-row table:style-name="ro1">
          <table:table-cell office:value-type="string">
            <text:p>neur </text:p>
          </table:table-cell>
          <table:table-cell office:value-type="string">
            <text:p>neuritis, neuropathic, neurologist, neural, neurotic </text:p>
          </table:table-cell>
          <table:table-cell office:value-type="string">
            <text:p>nerve </text:p>
          </table:table-cell>
        </table:table-row>
        <table:table-row table:style-name="ro1">
          <table:table-cell office:value-type="string">
            <text:p>nom </text:p>
          </table:table-cell>
          <table:table-cell office:value-type="string">
            <text:p>autonomy, astronomy, gastronomy, economy </text:p>
          </table:table-cell>
          <table:table-cell office:value-type="string">
            <text:p>law, order </text:p>
          </table:table-cell>
        </table:table-row>
        <table:table-row table:style-name="ro1">
          <table:table-cell office:value-type="string">
            <text:p>nomen, nomin </text:p>
          </table:table-cell>
          <table:table-cell office:value-type="string">
            <text:p>nomenclature, nominate, ignominious </text:p>
          </table:table-cell>
          <table:table-cell office:value-type="string">
            <text:p>name </text:p>
          </table:table-cell>
        </table:table-row>
        <table:table-row table:style-name="ro1">
          <table:table-cell office:value-type="string">
            <text:p>nov </text:p>
          </table:table-cell>
          <table:table-cell office:value-type="string">
            <text:p>novel, renovate, novice, nova, innovate </text:p>
          </table:table-cell>
          <table:table-cell office:value-type="string">
            <text:p>new </text:p>
          </table:table-cell>
        </table:table-row>
        <table:table-row table:style-name="ro1">
          <table:table-cell office:value-type="string">
            <text:p>nox, noc </text:p>
          </table:table-cell>
          <table:table-cell office:value-type="string">
            <text:p>nocturnal, equinox, noctilucent </text:p>
          </table:table-cell>
          <table:table-cell office:value-type="string">
            <text:p>night </text:p>
          </table:table-cell>
        </table:table-row>
        <table:table-row table:style-name="ro1">
          <table:table-cell office:value-type="string">
            <text:p>numer </text:p>
          </table:table-cell>
          <table:table-cell office:value-type="string">
            <text:p>numeral, numeration, enumerate, innumerable </text:p>
          </table:table-cell>
          <table:table-cell office:value-type="string">
            <text:p>number </text:p>
          </table:table-cell>
        </table:table-row>
        <table:table-row table:style-name="ro1">
          <table:table-cell office:value-type="string">
            <text:p>numisma </text:p>
          </table:table-cell>
          <table:table-cell office:value-type="string">
            <text:p>numismatics </text:p>
          </table:table-cell>
          <table:table-cell office:value-type="string">
            <text:p>coin </text:p>
          </table:table-cell>
        </table:table-row>
        <table:table-row table:style-name="ro1">
          <table:table-cell office:value-type="string">
            <text:p>oligo </text:p>
          </table:table-cell>
          <table:table-cell office:value-type="string">
            <text:p>Oligocene, oligosaccharide, oligotrophic, oligarchy </text:p>
          </table:table-cell>
          <table:table-cell office:value-type="string">
            <text:p>few, little </text:p>
          </table:table-cell>
        </table:table-row>
        <table:table-row table:style-name="ro1">
          <table:table-cell office:value-type="string">
            <text:p>omni </text:p>
          </table:table-cell>
          <table:table-cell office:value-type="string">
            <text:p>omnipotent, omniscient, omnipresent, omnivorous </text:p>
          </table:table-cell>
          <table:table-cell office:value-type="string">
            <text:p>all, every </text:p>
          </table:table-cell>
        </table:table-row>
        <table:table-row table:style-name="ro1">
          <table:table-cell office:value-type="string">
            <text:p>onym </text:p>
          </table:table-cell>
          <table:table-cell office:value-type="string">
            <text:p>anonymous, pseudonym, antonym, synonym </text:p>
          </table:table-cell>
          <table:table-cell office:value-type="string">
            <text:p>name </text:p>
          </table:table-cell>
        </table:table-row>
        <table:table-row table:style-name="ro1">
          <table:table-cell office:value-type="string">
            <text:p>oper </text:p>
          </table:table-cell>
          <table:table-cell office:value-type="string">
            <text:p>operate, cooperate, opus </text:p>
          </table:table-cell>
          <table:table-cell office:value-type="string">
            <text:p>work </text:p>
          </table:table-cell>
        </table:table-row>
        <table:table-row table:style-name="ro1">
          <table:table-cell office:value-type="string">
            <text:p>ortho </text:p>
          </table:table-cell>
          <table:table-cell office:value-type="string">
            <text:p>orthodox, orthodontist, orthopedic, unorthodox </text:p>
          </table:table-cell>
          <table:table-cell office:value-type="string">
            <text:p>straight, correct </text:p>
          </table:table-cell>
        </table:table-row>
        <table:table-row table:style-name="ro1">
          <table:table-cell office:value-type="string">
            <text:p>pac </text:p>
          </table:table-cell>
          <table:table-cell office:value-type="string">
            <text:p>pacifist, pacify, pacific ocean </text:p>
          </table:table-cell>
          <table:table-cell office:value-type="string">
            <text:p>peace </text:p>
          </table:table-cell>
        </table:table-row>
        <table:table-row table:style-name="ro1">
          <table:table-cell office:value-type="string">
            <text:p>paleo </text:p>
          </table:table-cell>
          <table:table-cell office:value-type="string">
            <text:p>Paleozoic, Paleolithic, paleomagnetism, paleopsychology </text:p>
          </table:table-cell>
          <table:table-cell office:value-type="string">
            <text:p>old </text:p>
          </table:table-cell>
        </table:table-row>
        <table:table-row table:style-name="ro1">
          <table:table-cell office:value-type="string">
            <text:p>pan </text:p>
          </table:table-cell>
          <table:table-cell office:value-type="string">
            <text:p>Pan-American, pan-African, panacea, pandemonium (place of all the demons), </text:p>
          </table:table-cell>
          <table:table-cell office:value-type="string">
            <text:p>all </text:p>
          </table:table-cell>
        </table:table-row>
        <table:table-row table:style-name="ro1">
          <table:table-cell office:value-type="string">
            <text:p>pater, patr </text:p>
          </table:table-cell>
          <table:table-cell office:value-type="string">
            <text:p>paternity, patriarch, patriot, patron, patronize </text:p>
          </table:table-cell>
          <table:table-cell office:value-type="string">
            <text:p>father </text:p>
          </table:table-cell>
        </table:table-row>
        <table:table-row table:style-name="ro1">
          <table:table-cell office:value-type="string">
            <text:p>path, pathy </text:p>
          </table:table-cell>
          <table:table-cell office:value-type="string">
            <text:p>pathos, sympathy, antipathy, apathy, telepathy </text:p>
          </table:table-cell>
          <table:table-cell office:value-type="string">
            <text:p>feeling, suffering </text:p>
          </table:table-cell>
        </table:table-row>
        <table:table-row table:style-name="ro1">
          <table:table-cell office:value-type="string">
            <text:p>ped, pod </text:p>
          </table:table-cell>
          <table:table-cell office:value-type="string">
            <text:p>pedal, impede, pedestrian, centipede, tripod, podiatry, antipode </text:p>
          </table:table-cell>
          <table:table-cell office:value-type="string">
            <text:p>foot </text:p>
          </table:table-cell>
        </table:table-row>
        <table:table-row table:style-name="ro1">
          <table:table-cell office:value-type="string">
            <text:p>pedo </text:p>
          </table:table-cell>
          <table:table-cell office:value-type="string">
            <text:p>orthopedic, pedagogue, pediatrics </text:p>
          </table:table-cell>
          <table:table-cell office:value-type="string">
            <text:p>child </text:p>
          </table:table-cell>
        </table:table-row>
        <table:table-row table:style-name="ro1">
          <table:table-cell office:value-type="string">
            <text:p>pel, puls </text:p>
          </table:table-cell>
          <table:table-cell office:value-type="string">
            <text:p>compel, dispel, expel, repel, propel, pulse, impulse, pulsate, compulsory</text:p>
          </table:table-cell>
          <table:table-cell office:value-type="string">
            <text:p>drive, urge </text:p>
          </table:table-cell>
        </table:table-row>
        <table:table-row table:style-name="ro1">
          <table:table-cell office:value-type="string">
            <text:p>pend, pens, pond </text:p>
          </table:table-cell>
          <table:table-cell office:value-type="string">
            <text:p>pendant, pendulum, suspend, appendage, pensive </text:p>
          </table:table-cell>
          <table:table-cell office:value-type="string">
            <text:p>hang, weigh </text:p>
          </table:table-cell>
        </table:table-row>
        <table:table-row table:style-name="ro1">
          <table:table-cell office:value-type="string">
            <text:p>phage </text:p>
          </table:table-cell>
          <table:table-cell office:value-type="string">
            <text:p>macrophage, bacteriophage </text:p>
          </table:table-cell>
          <table:table-cell office:value-type="string">
            <text:p>eat </text:p>
          </table:table-cell>
        </table:table-row>
        <table:table-row table:style-name="ro1">
          <table:table-cell office:value-type="string">
            <text:p>phil </text:p>
          </table:table-cell>
          <table:table-cell office:value-type="string">
            <text:p>philosophy, philanthropy, philharmonic, bibliophile </text:p>
          </table:table-cell>
          <table:table-cell office:value-type="string">
            <text:p>love </text:p>
          </table:table-cell>
        </table:table-row>
        <table:table-row table:style-name="ro1">
          <table:table-cell office:value-type="string">
            <text:p>phlegma </text:p>
          </table:table-cell>
          <table:table-cell office:value-type="string">
            <text:p>phlegm, phlegmatic </text:p>
          </table:table-cell>
          <table:table-cell office:value-type="string">
            <text:p>inflammation </text:p>
          </table:table-cell>
        </table:table-row>
        <table:table-row table:style-name="ro1">
          <table:table-cell office:value-type="string">
            <text:p>phobia, phobos </text:p>
          </table:table-cell>
          <table:table-cell office:value-type="string">
            <text:p>phobia, claustrophobia, acrophobia, aquaphobia, ergophobia, homophobia </text:p>
          </table:table-cell>
          <table:table-cell office:value-type="string">
            <text:p>fear </text:p>
          </table:table-cell>
        </table:table-row>
        <table:table-row table:style-name="ro1">
          <table:table-cell office:value-type="string">
            <text:p>phon </text:p>
          </table:table-cell>
          <table:table-cell office:value-type="string">
            <text:p>phonograph, phonetic, symphony, homophone, euphonious </text:p>
          </table:table-cell>
          <table:table-cell office:value-type="string">
            <text:p>sound </text:p>
          </table:table-cell>
        </table:table-row>
        <table:table-row table:style-name="ro1">
          <table:table-cell office:value-type="string">
            <text:p>photo </text:p>
          </table:table-cell>
          <table:table-cell office:value-type="string">
            <text:p>photograph, photoelectric, photogenic, photosynthesis </text:p>
          </table:table-cell>
          <table:table-cell office:value-type="string">
            <text:p>light </text:p>
          </table:table-cell>
        </table:table-row>
        <table:table-row table:style-name="ro1">
          <table:table-cell office:value-type="string">
            <text:p>plac, plais </text:p>
          </table:table-cell>
          <table:table-cell office:value-type="string">
            <text:p>placid, placebo, placate, complacent </text:p>
          </table:table-cell>
          <table:table-cell office:value-type="string">
            <text:p>please </text:p>
          </table:table-cell>
        </table:table-row>
        <table:table-row table:style-name="ro1">
          <table:table-cell office:value-type="string">
            <text:p>plu, plur, plus </text:p>
          </table:table-cell>
          <table:table-cell office:value-type="string">
            <text:p>plural, pluralist, plus </text:p>
          </table:table-cell>
          <table:table-cell office:value-type="string">
            <text:p>more </text:p>
          </table:table-cell>
        </table:table-row>
        <table:table-row table:style-name="ro1">
          <table:table-cell office:value-type="string">
            <text:p>pneuma, pneumon </text:p>
          </table:table-cell>
          <table:table-cell office:value-type="string">
            <text:p>pneumatic, pneumonia, </text:p>
          </table:table-cell>
          <table:table-cell office:value-type="string">
            <text:p>breath </text:p>
          </table:table-cell>
        </table:table-row>
        <table:table-row table:style-name="ro1">
          <table:table-cell office:value-type="string">
            <text:p>pod (see ped) </text:p>
          </table:table-cell>
          <table:table-cell table:number-columns-repeated="2"/>
        </table:table-row>
        <table:table-row table:style-name="ro1">
          <table:table-cell office:value-type="string">
            <text:p>poli </text:p>
          </table:table-cell>
          <table:table-cell office:value-type="string">
            <text:p>metropolis, police, politics, Indianapolis, megalopolis, acropolis </text:p>
          </table:table-cell>
          <table:table-cell office:value-type="string">
            <text:p>city </text:p>
          </table:table-cell>
        </table:table-row>
        <table:table-row table:style-name="ro1">
          <table:table-cell office:value-type="string">
            <text:p>poly </text:p>
          </table:table-cell>
          <table:table-cell office:value-type="string">
            <text:p>polysaccharide, polyandrous, polytheistic </text:p>
          </table:table-cell>
          <table:table-cell office:value-type="string">
            <text:p>many </text:p>
          </table:table-cell>
        </table:table-row>
        <table:table-row table:style-name="ro1">
          <table:table-cell office:value-type="string">
            <text:p>pon, pos, pound </text:p>
          </table:table-cell>
          <table:table-cell office:value-type="string">
            <text:p>postpone, component, opponent, proponent, expose, impose, deposit, posture</text:p>
          </table:table-cell>
          <table:table-cell office:value-type="string">
            <text:p>place, put </text:p>
          </table:table-cell>
        </table:table-row>
        <table:table-row table:style-name="ro1">
          <table:table-cell office:value-type="string">
            <text:p>pop </text:p>
          </table:table-cell>
          <table:table-cell office:value-type="string">
            <text:p>population, populous, popular </text:p>
          </table:table-cell>
          <table:table-cell office:value-type="string">
            <text:p>people </text:p>
          </table:table-cell>
        </table:table-row>
        <table:table-row table:style-name="ro1">
          <table:table-cell office:value-type="string">
            <text:p>port </text:p>
          </table:table-cell>
          <table:table-cell office:value-type="string">
            <text:p>porter, portable, transport, report, export, import, support, transportation </text:p>
          </table:table-cell>
          <table:table-cell office:value-type="string">
            <text:p>carry </text:p>
          </table:table-cell>
        </table:table-row>
        <table:table-row table:style-name="ro1">
          <table:table-cell office:value-type="string">
            <text:p>portion </text:p>
          </table:table-cell>
          <table:table-cell office:value-type="string">
            <text:p>portion, proportion </text:p>
          </table:table-cell>
          <table:table-cell office:value-type="string">
            <text:p>part, share </text:p>
          </table:table-cell>
        </table:table-row>
        <table:table-row table:style-name="ro1">
          <table:table-cell office:value-type="string">
            <text:p>pot </text:p>
          </table:table-cell>
          <table:table-cell office:value-type="string">
            <text:p>potential, potentate, impotent </text:p>
          </table:table-cell>
          <table:table-cell office:value-type="string">
            <text:p>power </text:p>
          </table:table-cell>
        </table:table-row>
        <table:table-row table:style-name="ro1">
          <table:table-cell office:value-type="string">
            <text:p>prehendere </text:p>
          </table:table-cell>
          <table:table-cell office:value-type="string">
            <text:p>apprehend, comprehend, comprehensive, prehensile </text:p>
          </table:table-cell>
          <table:table-cell office:value-type="string">
            <text:p>seize, grasp </text:p>
          </table:table-cell>
        </table:table-row>
        <table:table-row table:style-name="ro1">
          <table:table-cell office:value-type="string">
            <text:p>prim, prime </text:p>
          </table:table-cell>
          <table:table-cell office:value-type="string">
            <text:p>primacy, prima donna, primitive, primary, primal, primeval </text:p>
          </table:table-cell>
          <table:table-cell office:value-type="string">
            <text:p>first </text:p>
          </table:table-cell>
        </table:table-row>
        <table:table-row table:style-name="ro1">
          <table:table-cell office:value-type="string">
            <text:p>proto </text:p>
          </table:table-cell>
          <table:table-cell office:value-type="string">
            <text:p>prototype, protocol, protagonist, protozoan, Proterozoic, protoindustrial </text:p>
          </table:table-cell>
          <table:table-cell office:value-type="string">
            <text:p>first </text:p>
          </table:table-cell>
        </table:table-row>
        <table:table-row table:style-name="ro1">
          <table:table-cell office:value-type="string">
            <text:p>psych </text:p>
          </table:table-cell>
          <table:table-cell office:value-type="string">
            <text:p>psyche, psychiatry, psychology, psychosis </text:p>
          </table:table-cell>
          <table:table-cell office:value-type="string">
            <text:p>mind, soul </text:p>
          </table:table-cell>
        </table:table-row>
        <table:table-row table:style-name="ro1">
          <table:table-cell office:value-type="string">
            <text:p>punct </text:p>
          </table:table-cell>
          <table:table-cell office:value-type="string">
            <text:p>punctual, punctuation, puncture, acupuncture, punctuation </text:p>
          </table:table-cell>
          <table:table-cell office:value-type="string">
            <text:p>point, dot </text:p>
          </table:table-cell>
        </table:table-row>
        <table:table-row table:style-name="ro1">
          <table:table-cell office:value-type="string">
            <text:p>reg, recti </text:p>
          </table:table-cell>
          <table:table-cell office:value-type="string">
            <text:p>regiment, regular, rectify, correct, direct, rectangle </text:p>
          </table:table-cell>
          <table:table-cell office:value-type="string">
            <text:p>straighten </text:p>
          </table:table-cell>
        </table:table-row>
        <table:table-row table:style-name="ro1">
          <table:table-cell office:value-type="string">
            <text:p>ri, ridi, risi </text:p>
          </table:table-cell>
          <table:table-cell office:value-type="string">
            <text:p>deride, ridicule, ridiculous, derision, risible </text:p>
          </table:table-cell>
          <table:table-cell office:value-type="string">
            <text:p>laughter </text:p>
          </table:table-cell>
        </table:table-row>
        <table:table-row table:style-name="ro1">
          <table:table-cell office:value-type="string">
            <text:p>rog, roga </text:p>
          </table:table-cell>
          <table:table-cell office:value-type="string">
            <text:p>prerogative, interrogation, derogatory </text:p>
          </table:table-cell>
          <table:table-cell office:value-type="string">
            <text:p>ask </text:p>
          </table:table-cell>
        </table:table-row>
        <table:table-row table:style-name="ro1">
          <table:table-cell office:value-type="string">
            <text:p>rupt </text:p>
          </table:table-cell>
          <table:table-cell office:value-type="string">
            <text:p>rupture, interrupt, abrupt, disrupt, ruptible </text:p>
          </table:table-cell>
          <table:table-cell office:value-type="string">
            <text:p>break </text:p>
          </table:table-cell>
        </table:table-row>
        <table:table-row table:style-name="ro1">
          <table:table-cell office:value-type="string">
            <text:p>sacr, sanc, secr </text:p>
          </table:table-cell>
          <table:table-cell office:value-type="string">
            <text:p>sacred, sacrosanct, sanction, consecrate, desecrate </text:p>
          </table:table-cell>
          <table:table-cell office:value-type="string">
            <text:p>sacred </text:p>
          </table:table-cell>
        </table:table-row>
        <table:table-row table:style-name="ro1">
          <table:table-cell office:value-type="string">
            <text:p>salv, salu </text:p>
          </table:table-cell>
          <table:table-cell office:value-type="string">
            <text:p>salvation, salvage, salutation </text:p>
          </table:table-cell>
          <table:table-cell office:value-type="string">
            <text:p>safe, healthy </text:p>
          </table:table-cell>
        </table:table-row>
        <table:table-row table:style-name="ro1">
          <table:table-cell office:value-type="string">
            <text:p>sat, satis </text:p>
          </table:table-cell>
          <table:table-cell office:value-type="string">
            <text:p>satient (giving pleasure, satisfying), saturate, satisfy </text:p>
          </table:table-cell>
          <table:table-cell office:value-type="string">
            <text:p>enough </text:p>
          </table:table-cell>
        </table:table-row>
        <table:table-row table:style-name="ro1">
          <table:table-cell office:value-type="string">
            <text:p>sci, scientia </text:p>
          </table:table-cell>
          <table:table-cell office:value-type="string">
            <text:p>science, conscious, omniscient, cognocienti </text:p>
          </table:table-cell>
          <table:table-cell office:value-type="string">
            <text:p>know </text:p>
          </table:table-cell>
        </table:table-row>
        <table:table-row table:style-name="ro1">
          <table:table-cell office:value-type="string">
            <text:p>scope </text:p>
          </table:table-cell>
          <table:table-cell office:value-type="string">
            <text:p>telescope, microscope, kaleidoscope, periscope, stethoscope </text:p>
          </table:table-cell>
          <table:table-cell office:value-type="string">
            <text:p>see, watch </text:p>
          </table:table-cell>
        </table:table-row>
        <table:table-row table:style-name="ro1">
          <table:table-cell office:value-type="string">
            <text:p>scrib, script </text:p>
          </table:table-cell>
          <table:table-cell office:value-type="string">
            <text:p>scribe, scribble, inscribe, describe, subscribe, prescribe, manuscript </text:p>
          </table:table-cell>
          <table:table-cell office:value-type="string">
            <text:p>write </text:p>
          </table:table-cell>
        </table:table-row>
        <table:table-row table:style-name="ro1">
          <table:table-cell office:value-type="string">
            <text:p>sed, sess, sid </text:p>
          </table:table-cell>
          <table:table-cell office:value-type="string">
            <text:p>sediment, session, obsession, possess, preside, president, reside, subside </text:p>
          </table:table-cell>
          <table:table-cell office:value-type="string">
            <text:p>sit </text:p>
          </table:table-cell>
        </table:table-row>
        <table:table-row table:style-name="ro1">
          <table:table-cell office:value-type="string">
            <text:p>sen </text:p>
          </table:table-cell>
          <table:table-cell office:value-type="string">
            <text:p>senior, senator, senile </text:p>
          </table:table-cell>
          <table:table-cell office:value-type="string">
            <text:p>old </text:p>
          </table:table-cell>
        </table:table-row>
        <table:table-row table:style-name="ro1">
          <table:table-cell office:value-type="string">
            <text:p>senescere </text:p>
          </table:table-cell>
          <table:table-cell office:value-type="string">
            <text:p>senescence, evanescent </text:p>
          </table:table-cell>
          <table:table-cell office:value-type="string">
            <text:p>to grow old </text:p>
          </table:table-cell>
        </table:table-row>
        <table:table-row table:style-name="ro1">
          <table:table-cell office:value-type="string">
            <text:p>sent, sens </text:p>
          </table:table-cell>
          <table:table-cell office:value-type="string">
            <text:p>sentiment, consent, resent, dissent, sentimental, sense, sensation, sensitive</text:p>
          </table:table-cell>
          <table:table-cell office:value-type="string">
            <text:p>feel </text:p>
          </table:table-cell>
        </table:table-row>
        <table:table-row table:style-name="ro1">
          <table:table-cell office:value-type="string">
            <text:p>sequ, secu, sue </text:p>
          </table:table-cell>
          <table:table-cell office:value-type="string">
            <text:p>sequence, consequence, sequel, subsequent, prosecute, consecutive, second</text:p>
          </table:table-cell>
          <table:table-cell office:value-type="string">
            <text:p>follow </text:p>
          </table:table-cell>
        </table:table-row>
        <table:table-row table:style-name="ro1">
          <table:table-cell office:value-type="string">
            <text:p>serv </text:p>
          </table:table-cell>
          <table:table-cell office:value-type="string">
            <text:p>servant, service, subservient, servitude, preserve, conserve, reservation, deserve</text:p>
          </table:table-cell>
          <table:table-cell office:value-type="string">
            <text:p>save, serve </text:p>
          </table:table-cell>
        </table:table-row>
        <table:table-row table:style-name="ro1">
          <table:table-cell office:value-type="string">
            <text:p>sign, signi </text:p>
          </table:table-cell>
          <table:table-cell office:value-type="string">
            <text:p>signal, signature, design, insignia, significant </text:p>
          </table:table-cell>
          <table:table-cell office:value-type="string">
            <text:p>sign, mark, seal </text:p>
          </table:table-cell>
        </table:table-row>
        <table:table-row table:style-name="ro1">
          <table:table-cell office:value-type="string">
            <text:p>simil, simul </text:p>
          </table:table-cell>
          <table:table-cell office:value-type="string">
            <text:p>similar, assimilate, simulate, simulacrum, simultaneous </text:p>
          </table:table-cell>
          <table:table-cell office:value-type="string">
            <text:p>like, resembling </text:p>
          </table:table-cell>
        </table:table-row>
        <table:table-row table:style-name="ro1">
          <table:table-cell office:value-type="string">
            <text:p>sist, sta, stit </text:p>
          </table:table-cell>
          <table:table-cell office:value-type="string">
            <text:p>assist, persist, circumstance, stamina, status, state, static, stable</text:p>
          </table:table-cell>
          <table:table-cell office:value-type="string">
            <text:p>stand </text:p>
          </table:table-cell>
        </table:table-row>
        <table:table-row table:style-name="ro1">
          <table:table-cell office:value-type="string">
            <text:p>solus </text:p>
          </table:table-cell>
          <table:table-cell office:value-type="string">
            <text:p>solo, soliloquy, solitaire, solitude </text:p>
          </table:table-cell>
          <table:table-cell office:value-type="string">
            <text:p>alone </text:p>
          </table:table-cell>
        </table:table-row>
        <table:table-row table:style-name="ro1">
          <table:table-cell office:value-type="string">
            <text:p>solv, solu </text:p>
          </table:table-cell>
          <table:table-cell office:value-type="string">
            <text:p>solvent, solve, absolve, resolve, soluble, solution, resolution, resolute, dissolute </text:p>
          </table:table-cell>
          <table:table-cell office:value-type="string">
            <text:p>loosen </text:p>
          </table:table-cell>
        </table:table-row>
        <table:table-row table:style-name="ro1">
          <table:table-cell office:value-type="string">
            <text:p>somnus </text:p>
          </table:table-cell>
          <table:table-cell office:value-type="string">
            <text:p>insomnia, somnambulist </text:p>
          </table:table-cell>
          <table:table-cell office:value-type="string">
            <text:p>sleep </text:p>
          </table:table-cell>
        </table:table-row>
        <table:table-row table:style-name="ro1">
          <table:table-cell office:value-type="string">
            <text:p>soph </text:p>
          </table:table-cell>
          <table:table-cell office:value-type="string">
            <text:p>sophomore (wise fool), philosophy, sophisticated </text:p>
          </table:table-cell>
          <table:table-cell office:value-type="string">
            <text:p>wise </text:p>
          </table:table-cell>
        </table:table-row>
        <table:table-row table:style-name="ro1">
          <table:table-cell office:value-type="string">
            <text:p>spec, spect, spic </text:p>
          </table:table-cell>
          <table:table-cell office:value-type="string">
            <text:p>specimen, specific, spectator, spectacle, aspect, speculate, inspect,</text:p>
          </table:table-cell>
          <table:table-cell office:value-type="string">
            <text:p>look </text:p>
          </table:table-cell>
        </table:table-row>
        <table:table-row table:style-name="ro1">
          <table:table-cell office:value-type="string">
            <text:p>sphere </text:p>
          </table:table-cell>
          <table:table-cell office:value-type="string">
            <text:p>sphere, stratosphere, hemisphere, spheroid </text:p>
          </table:table-cell>
          <table:table-cell office:value-type="string">
            <text:p>ball, sphere </text:p>
          </table:table-cell>
        </table:table-row>
        <table:table-row table:style-name="ro1">
          <table:table-cell office:value-type="string">
            <text:p>spir </text:p>
          </table:table-cell>
          <table:table-cell office:value-type="string">
            <text:p>spirit, conspire, inspire, aspire, expire, perspire, respiration </text:p>
          </table:table-cell>
          <table:table-cell office:value-type="string">
            <text:p>breath </text:p>
          </table:table-cell>
        </table:table-row>
        <table:table-row table:style-name="ro1">
          <table:table-cell office:value-type="string">
            <text:p>string, strict </text:p>
          </table:table-cell>
          <table:table-cell office:value-type="string">
            <text:p>stringent, strict, restrict, constrict, boa constrictor </text:p>
          </table:table-cell>
          <table:table-cell office:value-type="string">
            <text:p>draw tight </text:p>
          </table:table-cell>
        </table:table-row>
        <table:table-row table:style-name="ro1">
          <table:table-cell office:value-type="string">
            <text:p>stru, struct </text:p>
          </table:table-cell>
          <table:table-cell office:value-type="string">
            <text:p>construe, structure, construct, instruct, obstruct, destruction, destroy </text:p>
          </table:table-cell>
          <table:table-cell office:value-type="string">
            <text:p>build </text:p>
          </table:table-cell>
        </table:table-row>
        <table:table-row table:style-name="ro1">
          <table:table-cell office:value-type="string">
            <text:p>sume, sump </text:p>
          </table:table-cell>
          <table:table-cell office:value-type="string">
            <text:p>consume, assume (to take, to use), sump pump presumption</text:p>
          </table:table-cell>
          <table:table-cell office:value-type="string">
            <text:p>take, use, waste </text:p>
          </table:table-cell>
        </table:table-row>
        <table:table-row table:style-name="ro1">
          <table:table-cell office:value-type="string">
            <text:p>tact, tang, tag, tig, ting </text:p>
          </table:table-cell>
          <table:table-cell office:value-type="string">
            <text:p>tactile, contact, intact, intangible, tangible, contagious, contiguous </text:p>
          </table:table-cell>
          <table:table-cell office:value-type="string">
            <text:p>touch </text:p>
          </table:table-cell>
        </table:table-row>
        <table:table-row table:style-name="ro1">
          <table:table-cell office:value-type="string">
            <text:p>tele </text:p>
          </table:table-cell>
          <table:table-cell office:value-type="string">
            <text:p>telephone, telegraph, telegram, telescope, television, telecast, telepathy </text:p>
          </table:table-cell>
          <table:table-cell office:value-type="string">
            <text:p>far </text:p>
          </table:table-cell>
        </table:table-row>
        <table:table-row table:style-name="ro1">
          <table:table-cell office:value-type="string">
            <text:p>tempo </text:p>
          </table:table-cell>
          <table:table-cell office:value-type="string">
            <text:p>tempo, temporary, extemporaneously, contemporary, pro tem, temporal </text:p>
          </table:table-cell>
          <table:table-cell office:value-type="string">
            <text:p>time </text:p>
          </table:table-cell>
        </table:table-row>
        <table:table-row table:style-name="ro1">
          <table:table-cell office:value-type="string">
            <text:p>ten, tin, tain </text:p>
          </table:table-cell>
          <table:table-cell office:value-type="string">
            <text:p>tenacious, tenant, detention, retentive, content, obstinate, abstain, pertain</text:p>
          </table:table-cell>
          <table:table-cell office:value-type="string">
            <text:p>hold </text:p>
          </table:table-cell>
        </table:table-row>
        <table:table-row table:style-name="ro1">
          <table:table-cell office:value-type="string">
            <text:p>tend, tent, tens </text:p>
          </table:table-cell>
          <table:table-cell office:value-type="string">
            <text:p>tendency, intend, pretend, superintend, tender, extent, tension, pretense </text:p>
          </table:table-cell>
          <table:table-cell office:value-type="string">
            <text:p>stretch, strain </text:p>
          </table:table-cell>
        </table:table-row>
        <table:table-row table:style-name="ro1">
          <table:table-cell office:value-type="string">
            <text:p>terra </text:p>
          </table:table-cell>
          <table:table-cell office:value-type="string">
            <text:p>terrain, terrarium, territory, terrestrial </text:p>
          </table:table-cell>
          <table:table-cell office:value-type="string">
            <text:p>earth </text:p>
          </table:table-cell>
        </table:table-row>
        <table:table-row table:style-name="ro1">
          <table:table-cell office:value-type="string">
            <text:p>test </text:p>
          </table:table-cell>
          <table:table-cell office:value-type="string">
            <text:p>testament, detest, testimony, attest </text:p>
          </table:table-cell>
          <table:table-cell office:value-type="string">
            <text:p>to bear witness </text:p>
          </table:table-cell>
        </table:table-row>
        <table:table-row table:style-name="ro1">
          <table:table-cell office:value-type="string">
            <text:p>the, theo </text:p>
          </table:table-cell>
          <table:table-cell office:value-type="string">
            <text:p>monotheism, polytheism, atheism, theology </text:p>
          </table:table-cell>
          <table:table-cell office:value-type="string">
            <text:p>God, a god </text:p>
          </table:table-cell>
        </table:table-row>
        <table:table-row table:style-name="ro1">
          <table:table-cell office:value-type="string">
            <text:p>therm </text:p>
          </table:table-cell>
          <table:table-cell office:value-type="string">
            <text:p>thermometer, theorem, thermal, thermos bottle, thermostat, hypothermia </text:p>
          </table:table-cell>
          <table:table-cell office:value-type="string">
            <text:p>heat </text:p>
          </table:table-cell>
        </table:table-row>
        <table:table-row table:style-name="ro1">
          <table:table-cell office:value-type="string">
            <text:p>thesis, thet </text:p>
          </table:table-cell>
          <table:table-cell office:value-type="string">
            <text:p>antithesis, hypothesis, synthesis, epithet </text:p>
          </table:table-cell>
          <table:table-cell office:value-type="string">
            <text:p>place, put </text:p>
          </table:table-cell>
        </table:table-row>
        <table:table-row table:style-name="ro1">
          <table:table-cell office:value-type="string">
            <text:p>tom </text:p>
          </table:table-cell>
          <table:table-cell office:value-type="string">
            <text:p>atom, appendectomy, tonsillectomy, dichotomy, anatomy </text:p>
          </table:table-cell>
          <table:table-cell office:value-type="string">
            <text:p>cut </text:p>
          </table:table-cell>
        </table:table-row>
        <table:table-row table:style-name="ro1">
          <table:table-cell office:value-type="string">
            <text:p>tort, tors </text:p>
          </table:table-cell>
          <table:table-cell office:value-type="string">
            <text:p>torture, retort, extort, distort, contort, torsion </text:p>
          </table:table-cell>
          <table:table-cell office:value-type="string">
            <text:p>twist </text:p>
          </table:table-cell>
        </table:table-row>
        <table:table-row table:style-name="ro1">
          <table:table-cell office:value-type="string">
            <text:p>tox </text:p>
          </table:table-cell>
          <table:table-cell office:value-type="string">
            <text:p>toxic, intoxicate, antitoxin </text:p>
          </table:table-cell>
          <table:table-cell office:value-type="string">
            <text:p>poison </text:p>
          </table:table-cell>
        </table:table-row>
        <table:table-row table:style-name="ro1">
          <table:table-cell office:value-type="string">
            <text:p>tract, tra </text:p>
          </table:table-cell>
          <table:table-cell office:value-type="string">
            <text:p>tractor, attract, traction, subtract, tractable, abstract, subtrahend </text:p>
          </table:table-cell>
          <table:table-cell office:value-type="string">
            <text:p>draw, pull </text:p>
          </table:table-cell>
        </table:table-row>
        <table:table-row table:style-name="ro1">
          <table:table-cell office:value-type="string">
            <text:p>trib </text:p>
          </table:table-cell>
          <table:table-cell office:value-type="string">
            <text:p>tribute, contribute, attribute, retribution, tributary </text:p>
          </table:table-cell>
          <table:table-cell office:value-type="string">
            <text:p>pay, bestow </text:p>
          </table:table-cell>
        </table:table-row>
        <table:table-row table:style-name="ro1">
          <table:table-cell office:value-type="string">
            <text:p>turbo </text:p>
          </table:table-cell>
          <table:table-cell office:value-type="string">
            <text:p>turbulent, disturb, turbid, turmoil </text:p>
          </table:table-cell>
          <table:table-cell office:value-type="string">
            <text:p>disturb </text:p>
          </table:table-cell>
        </table:table-row>
        <table:table-row table:style-name="ro1">
          <table:table-cell office:value-type="string">
            <text:p>typ </text:p>
          </table:table-cell>
          <table:table-cell office:value-type="string">
            <text:p>type, prototype, typical, typography, typewriter, typology, typify </text:p>
          </table:table-cell>
          <table:table-cell office:value-type="string">
            <text:p>print </text:p>
          </table:table-cell>
        </table:table-row>
        <table:table-row table:style-name="ro1">
          <table:table-cell office:value-type="string">
            <text:p>ultima </text:p>
          </table:table-cell>
          <table:table-cell office:value-type="string">
            <text:p>ultimate, ultimatum </text:p>
          </table:table-cell>
          <table:table-cell office:value-type="string">
            <text:p>last </text:p>
          </table:table-cell>
        </table:table-row>
        <table:table-row table:style-name="ro1">
          <table:table-cell office:value-type="string">
            <text:p>umber, umbraticum </text:p>
          </table:table-cell>
          <table:table-cell office:value-type="string">
            <text:p>umbra, penumbra, (take) umbrage, adumbrate </text:p>
          </table:table-cell>
          <table:table-cell office:value-type="string">
            <text:p>shadow </text:p>
          </table:table-cell>
        </table:table-row>
        <table:table-row table:style-name="ro1">
          <table:table-cell office:value-type="string">
            <text:p>uni </text:p>
          </table:table-cell>
          <table:table-cell office:value-type="string">
            <text:p>unicorn, unify, university, unanimous, universal </text:p>
          </table:table-cell>
          <table:table-cell office:value-type="string">
            <text:p>one </text:p>
          </table:table-cell>
        </table:table-row>
        <table:table-row table:style-name="ro1">
          <table:table-cell office:value-type="string">
            <text:p>vac </text:p>
          </table:table-cell>
          <table:table-cell office:value-type="string">
            <text:p>vacate, vacuum, evacuate, vacation, vacant, vacuous </text:p>
          </table:table-cell>
          <table:table-cell office:value-type="string">
            <text:p>empty </text:p>
          </table:table-cell>
        </table:table-row>
        <table:table-row table:style-name="ro1">
          <table:table-cell office:value-type="string">
            <text:p>vale, vali, valu </text:p>
          </table:table-cell>
          <table:table-cell office:value-type="string">
            <text:p>equivalent, valiant, validity, evaluate, value, valor </text:p>
          </table:table-cell>
          <table:table-cell office:value-type="string">
            <text:p>strength, worth </text:p>
          </table:table-cell>
        </table:table-row>
        <table:table-row table:style-name="ro1">
          <table:table-cell office:value-type="string">
            <text:p>ven, vent </text:p>
          </table:table-cell>
          <table:table-cell office:value-type="string">
            <text:p>convene, venue, convenient, avenue, invent, convent, venture, event, prevent </text:p>
          </table:table-cell>
          <table:table-cell office:value-type="string">
            <text:p>come </text:p>
          </table:table-cell>
        </table:table-row>
        <table:table-row table:style-name="ro1">
          <table:table-cell office:value-type="string">
            <text:p>ver, veri </text:p>
          </table:table-cell>
          <table:table-cell office:value-type="string">
            <text:p>very, aver, verdict, verity, verify, verisimilitude </text:p>
          </table:table-cell>
          <table:table-cell/>
        </table:table-row>
        <table:table-row table:style-name="ro1">
          <table:table-cell office:value-type="string">
            <text:p>vert, vers </text:p>
          </table:table-cell>
          <table:table-cell office:value-type="string">
            <text:p>avert, divert, invert, introvert, convertible, reverse, controversy, versatile </text:p>
          </table:table-cell>
          <table:table-cell office:value-type="string">
            <text:p>turn </text:p>
          </table:table-cell>
        </table:table-row>
        <table:table-row table:style-name="ro1">
          <table:table-cell office:value-type="string">
            <text:p>vic, vicis </text:p>
          </table:table-cell>
          <table:table-cell office:value-type="string">
            <text:p>vicarious, vicar, vicissitude </text:p>
          </table:table-cell>
          <table:table-cell office:value-type="string">
            <text:p>change, substitute </text:p>
          </table:table-cell>
        </table:table-row>
        <table:table-row table:style-name="ro1">
          <table:table-cell office:value-type="string">
            <text:p>vict, vinc </text:p>
          </table:table-cell>
          <table:table-cell office:value-type="string">
            <text:p>victor, evict, convict, convince, invincible </text:p>
          </table:table-cell>
          <table:table-cell office:value-type="string">
            <text:p>conquer </text:p>
          </table:table-cell>
        </table:table-row>
        <table:table-row table:style-name="ro1">
          <table:table-cell office:value-type="string">
            <text:p>vid, vis </text:p>
          </table:table-cell>
          <table:table-cell office:value-type="string">
            <text:p>video, evident, provide, providence, visible, revise, supervise, vista, visit, vision </text:p>
          </table:table-cell>
          <table:table-cell office:value-type="string">
            <text:p>see </text:p>
          </table:table-cell>
        </table:table-row>
        <table:table-row table:style-name="ro1">
          <table:table-cell office:value-type="string">
            <text:p>viv, vita, vivi </text:p>
          </table:table-cell>
          <table:table-cell office:value-type="string">
            <text:p>revive, survive, vivid, vivacious, vitality, vivisection </text:p>
          </table:table-cell>
          <table:table-cell office:value-type="string">
            <text:p>alive, life </text:p>
          </table:table-cell>
        </table:table-row>
        <table:table-row table:style-name="ro1">
          <table:table-cell office:value-type="string">
            <text:p>voc </text:p>
          </table:table-cell>
          <table:table-cell office:value-type="string">
            <text:p>vocation, avocation, <text:s/>invocation, evoke, revoke, advocate, provocative, vocal </text:p>
          </table:table-cell>
          <table:table-cell office:value-type="string">
            <text:p>call </text:p>
          </table:table-cell>
        </table:table-row>
        <table:table-row table:style-name="ro1">
          <table:table-cell office:value-type="string">
            <text:p>vol </text:p>
          </table:table-cell>
          <table:table-cell office:value-type="string">
            <text:p>malevolent, benevolent, volunteer, volition </text:p>
          </table:table-cell>
          <table:table-cell office:value-type="string">
            <text:p>will </text:p>
          </table:table-cell>
        </table:table-row>
        <table:table-row table:style-name="ro1">
          <table:table-cell office:value-type="string">
            <text:p>volcan </text:p>
          </table:table-cell>
          <table:table-cell office:value-type="string">
            <text:p>volcano, vulcanize, Vulcan </text:p>
          </table:table-cell>
          <table:table-cell office:value-type="string">
            <text:p>fire </text:p>
          </table:table-cell>
        </table:table-row>
        <table:table-row table:style-name="ro1">
          <table:table-cell office:value-type="string">
            <text:p>volvo </text:p>
          </table:table-cell>
          <table:table-cell office:value-type="string">
            <text:p>revolve, voluble, voluminous, convolution </text:p>
          </table:table-cell>
          <table:table-cell office:value-type="string">
            <text:p>turn about, roll </text:p>
          </table:table-cell>
        </table:table-row>
        <table:table-row table:style-name="ro1">
          <table:table-cell office:value-type="string">
            <text:p>vor </text:p>
          </table:table-cell>
          <table:table-cell office:value-type="string">
            <text:p>voracious, carnivorous, herbivorous, omnivorous, devour </text:p>
          </table:table-cell>
          <table:table-cell office:value-type="string">
            <text:p>eat greedily </text:p>
          </table:table-cell>
        </table:table-row>
        <table:table-row table:style-name="ro1">
          <table:table-cell office:value-type="string">
            <text:p>zo </text:p>
          </table:table-cell>
          <table:table-cell office:value-type="string">
            <text:p>zoo, zoology, zoomorphism, zodiac, protozoan </text:p>
          </table:table-cell>
          <table:table-cell office:value-type="string">
            <text:p>animal 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scale-to="7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3">09/23/2008</text:date>, <text:time>12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22T17:11:53</meta:creation-date>
    <dc:date>2008-09-22T17:26:53</dc:date>
    <meta:editing-cycles>1</meta:editing-cycles>
    <meta:editing-duration>PT15M0S</meta:editing-duration>
    <meta:user-defined meta:name="Info 1"/>
    <meta:user-defined meta:name="Info 2"/>
    <meta:user-defined meta:name="Info 3"/>
    <meta:user-defined meta:name="Info 4"/>
    <meta:document-statistic meta:table-count="3" meta:cell-count="708"/>
  </office:meta>
</office:document-meta>
</file>